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157e5d3" officeooo:paragraph-rsid="0157e5d3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text-properties officeooo:rsid="00074818" officeooo:paragraph-rsid="0018dd85"/>
    </style:style>
    <style:style style:name="P7" style:family="paragraph" style:parent-style-name="Standard">
      <style:paragraph-properties fo:text-align="justify" style:justify-single-word="false"/>
      <style:text-properties officeooo:rsid="01543ee1" officeooo:paragraph-rsid="01543ee1"/>
    </style:style>
    <style:style style:name="P8" style:family="paragraph" style:parent-style-name="Standard">
      <style:text-properties officeooo:paragraph-rsid="018244f2"/>
    </style:style>
    <style:style style:name="P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424dcb"/>
    </style:style>
    <style:style style:name="P10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b3b7f6"/>
    </style:style>
    <style:style style:name="P11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1424dcb"/>
    </style:style>
    <style:style style:name="P12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13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14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15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817319"/>
    </style:style>
    <style:style style:name="P16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17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18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1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1424dcb"/>
    </style:style>
    <style:style style:name="P20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c2cdf" officeooo:paragraph-rsid="015cb931"/>
    </style:style>
    <style:style style:name="P21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85954" officeooo:paragraph-rsid="00f71593"/>
    </style:style>
    <style:style style:name="P22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1424dcb"/>
    </style:style>
    <style:style style:name="P23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24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25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14b4d27"/>
    </style:style>
    <style:style style:name="P26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27" style:family="paragraph" style:parent-style-name="Text_20_body" style:master-page-name=""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 style:page-number="auto"/>
      <style:text-properties officeooo:rsid="00624cab" officeooo:paragraph-rsid="007b597c"/>
    </style:style>
    <style:style style:name="P28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b4d27"/>
    </style:style>
    <style:style style:name="P29" style:family="paragraph" style:parent-style-name="Text_20_body">
      <style:paragraph-properties fo:text-align="justify" style:justify-single-word="false"/>
      <style:text-properties officeooo:rsid="010a4d45" officeooo:paragraph-rsid="0182a005"/>
    </style:style>
    <style:style style:name="P30" style:family="paragraph" style:parent-style-name="Heading_20_1">
      <style:text-properties officeooo:rsid="018244f2" officeooo:paragraph-rsid="00f9d82c"/>
    </style:style>
    <style:style style:name="P31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175b88c"/>
    </style:style>
    <style:style style:name="P32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175b88c" officeooo:paragraph-rsid="0179a0b3"/>
    </style:style>
    <style:style style:name="P33" style:family="paragraph" style:parent-style-name="Heading_20_4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P34" style:family="paragraph" style:parent-style-name="Heading_20_4">
      <style:text-properties officeooo:paragraph-rsid="014b4d27"/>
    </style:style>
    <style:style style:name="P35" style:family="paragraph" style:parent-style-name="Heading_20_3">
      <style:text-properties officeooo:rsid="0155ba17" officeooo:paragraph-rsid="0182a005"/>
    </style:style>
    <style:style style:name="P36" style:family="paragraph" style:parent-style-name="Heading_20_3">
      <style:text-properties officeooo:rsid="015b59bb" officeooo:paragraph-rsid="015b59bb"/>
    </style:style>
    <style:style style:name="T1" style:family="text">
      <style:text-properties officeooo:rsid="011b76db"/>
    </style:style>
    <style:style style:name="T2" style:family="text">
      <style:text-properties officeooo:rsid="00074818"/>
    </style:style>
    <style:style style:name="T3" style:family="text">
      <style:text-properties officeooo:rsid="0016e9a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05e41" style:font-style-asian="italic" style:font-style-complex="italic"/>
    </style:style>
    <style:style style:name="T6" style:family="text">
      <style:text-properties fo:font-style="italic" officeooo:rsid="0078bc81" style:font-style-asian="italic" style:font-style-complex="italic"/>
    </style:style>
    <style:style style:name="T7" style:family="text">
      <style:text-properties fo:font-style="italic" officeooo:rsid="00bd867a" style:font-style-asian="italic" style:font-style-complex="italic"/>
    </style:style>
    <style:style style:name="T8" style:family="text">
      <style:text-properties fo:font-style="italic" officeooo:rsid="00ebe6f7" style:font-style-asian="italic" style:font-style-complex="italic"/>
    </style:style>
    <style:style style:name="T9" style:family="text">
      <style:text-properties fo:font-style="italic" officeooo:rsid="00ec9600" style:font-style-asian="italic" style:font-style-complex="italic"/>
    </style:style>
    <style:style style:name="T10" style:family="text">
      <style:text-properties fo:font-style="italic" officeooo:rsid="00ed74ba" style:font-style-asian="italic" style:font-style-complex="italic"/>
    </style:style>
    <style:style style:name="T11" style:family="text">
      <style:text-properties fo:font-style="italic" officeooo:rsid="00678f38" style:font-style-asian="italic" style:font-style-complex="italic"/>
    </style:style>
    <style:style style:name="T12" style:family="text">
      <style:text-properties fo:font-style="italic" officeooo:rsid="00bb1cf8" style:font-style-asian="italic" style:font-style-complex="italic"/>
    </style:style>
    <style:style style:name="T13" style:family="text">
      <style:text-properties fo:font-style="italic" officeooo:rsid="0093d487" style:font-style-asian="italic" style:font-style-complex="italic"/>
    </style:style>
    <style:style style:name="T14" style:family="text">
      <style:text-properties fo:font-style="italic" officeooo:rsid="015cb931" style:font-style-asian="italic" style:font-style-complex="italic"/>
    </style:style>
    <style:style style:name="T15" style:family="text">
      <style:text-properties fo:font-style="italic" officeooo:rsid="015300a8" style:font-style-asian="italic" style:font-style-complex="italic"/>
    </style:style>
    <style:style style:name="T16" style:family="text">
      <style:text-properties fo:font-style="italic" officeooo:rsid="00ede917" style:font-style-asian="italic" style:font-style-complex="italic"/>
    </style:style>
    <style:style style:name="T17" style:family="text">
      <style:text-properties fo:font-style="italic" officeooo:rsid="017d252d" style:font-style-asian="italic" style:font-style-complex="italic"/>
    </style:style>
    <style:style style:name="T18" style:family="text">
      <style:text-properties fo:font-style="italic" officeooo:rsid="017e5919" style:font-style-asian="italic" style:font-style-complex="italic"/>
    </style:style>
    <style:style style:name="T19" style:family="text">
      <style:text-properties fo:font-style="italic" officeooo:rsid="0059ca04" style:font-style-asian="italic" style:font-style-complex="italic"/>
    </style:style>
    <style:style style:name="T20" style:family="text">
      <style:text-properties fo:font-style="italic" officeooo:rsid="01a20770" style:font-style-asian="italic" style:font-style-complex="italic"/>
    </style:style>
    <style:style style:name="T21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15cb931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5300a8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7257a3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175b88c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471d71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officeooo:rsid="017257a3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175b88c" style:font-style-asian="italic" style:font-weight-asian="normal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405e41" style:font-weight-asian="bold" style:font-weight-complex="bold"/>
    </style:style>
    <style:style style:name="T31" style:family="text">
      <style:text-properties fo:font-weight="bold" officeooo:rsid="005b7e8f" style:font-weight-asian="bold" style:font-weight-complex="bold"/>
    </style:style>
    <style:style style:name="T32" style:family="text">
      <style:text-properties fo:font-weight="bold" officeooo:rsid="0059ca04" style:font-weight-asian="bold" style:font-weight-complex="bold"/>
    </style:style>
    <style:style style:name="T33" style:family="text">
      <style:text-properties fo:font-weight="bold" officeooo:rsid="008d535f" style:font-weight-asian="bold" style:font-weight-complex="bold"/>
    </style:style>
    <style:style style:name="T34" style:family="text">
      <style:text-properties fo:font-weight="bold" officeooo:rsid="00d4b5c9" style:font-weight-asian="bold" style:font-weight-complex="bold"/>
    </style:style>
    <style:style style:name="T35" style:family="text">
      <style:text-properties fo:font-weight="bold" officeooo:rsid="00f9d82c" style:font-weight-asian="bold" style:font-weight-complex="bold"/>
    </style:style>
    <style:style style:name="T36" style:family="text">
      <style:text-properties fo:font-weight="bold" officeooo:rsid="00382174" style:font-weight-asian="bold" style:font-weight-complex="bold"/>
    </style:style>
    <style:style style:name="T37" style:family="text">
      <style:text-properties fo:font-weight="bold" officeooo:rsid="00074818" style:font-weight-asian="bold" style:font-weight-complex="bold"/>
    </style:style>
    <style:style style:name="T38" style:family="text">
      <style:text-properties fo:font-weight="bold" officeooo:rsid="00b3b7f6" style:font-weight-asian="bold" style:font-weight-complex="bold"/>
    </style:style>
    <style:style style:name="T39" style:family="text">
      <style:text-properties fo:font-weight="bold" officeooo:rsid="00d9839a" style:font-weight-asian="bold" style:font-weight-complex="bold"/>
    </style:style>
    <style:style style:name="T40" style:family="text">
      <style:text-properties fo:font-weight="bold" officeooo:rsid="015300a8" style:font-weight-asian="bold" style:font-weight-complex="bol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78bc81" style:font-style-asian="normal" style:font-style-complex="normal"/>
    </style:style>
    <style:style style:name="T43" style:family="text">
      <style:text-properties fo:font-style="normal" officeooo:rsid="00ebe6f7" style:font-style-asian="normal" style:font-style-complex="normal"/>
    </style:style>
    <style:style style:name="T44" style:family="text">
      <style:text-properties fo:font-style="normal" officeooo:rsid="00ec9600" style:font-style-asian="normal" style:font-style-complex="normal"/>
    </style:style>
    <style:style style:name="T45" style:family="text">
      <style:text-properties fo:font-style="normal" officeooo:rsid="00678f38" style:font-style-asian="normal" style:font-style-complex="normal"/>
    </style:style>
    <style:style style:name="T46" style:family="text">
      <style:text-properties fo:font-style="normal" officeooo:rsid="014b4d27" style:font-style-asian="normal" style:font-style-complex="normal"/>
    </style:style>
    <style:style style:name="T47" style:family="text">
      <style:text-properties fo:font-style="normal" officeooo:rsid="01749677" style:font-style-asian="normal" style:font-style-complex="normal"/>
    </style:style>
    <style:style style:name="T48" style:family="text">
      <style:text-properties fo:font-style="normal" officeooo:rsid="017773af" style:font-style-asian="normal" style:font-style-complex="normal"/>
    </style:style>
    <style:style style:name="T49" style:family="text">
      <style:text-properties fo:font-style="normal" officeooo:rsid="0177de81" style:font-style-asian="normal" style:font-style-complex="normal"/>
    </style:style>
    <style:style style:name="T50" style:family="text">
      <style:text-properties fo:font-style="normal" officeooo:rsid="0179a0b3" style:font-style-asian="normal" style:font-style-complex="normal"/>
    </style:style>
    <style:style style:name="T51" style:family="text">
      <style:text-properties fo:font-style="normal" officeooo:rsid="017b8d39" style:font-style-asian="normal" style:font-style-complex="normal"/>
    </style:style>
    <style:style style:name="T52" style:family="text">
      <style:text-properties fo:font-style="normal" officeooo:rsid="017d252d" style:font-style-asian="normal" style:font-style-complex="normal"/>
    </style:style>
    <style:style style:name="T53" style:family="text">
      <style:text-properties fo:font-style="normal" officeooo:rsid="017ef570" style:font-style-asian="normal" style:font-style-complex="normal"/>
    </style:style>
    <style:style style:name="T54" style:family="text">
      <style:text-properties officeooo:rsid="00405e41"/>
    </style:style>
    <style:style style:name="T55" style:family="text">
      <style:text-properties officeooo:rsid="0059ca04"/>
    </style:style>
    <style:style style:name="T56" style:family="text">
      <style:text-properties officeooo:rsid="00644508"/>
    </style:style>
    <style:style style:name="T57" style:family="text">
      <style:text-properties officeooo:rsid="00685954"/>
    </style:style>
    <style:style style:name="T58" style:family="text">
      <style:text-properties officeooo:rsid="006cf863"/>
    </style:style>
    <style:style style:name="T59" style:family="text">
      <style:text-properties officeooo:rsid="0079e547"/>
    </style:style>
    <style:style style:name="T60" style:family="text">
      <style:text-properties officeooo:rsid="008b9ce0"/>
    </style:style>
    <style:style style:name="T61" style:family="text">
      <style:text-properties officeooo:rsid="0093d487"/>
    </style:style>
    <style:style style:name="T62" style:family="text">
      <style:text-properties officeooo:rsid="00b5a6f8"/>
    </style:style>
    <style:style style:name="T63" style:family="text">
      <style:text-properties officeooo:rsid="00bd867a"/>
    </style:style>
    <style:style style:name="T64" style:family="text">
      <style:text-properties officeooo:rsid="00dac70e"/>
    </style:style>
    <style:style style:name="T65" style:family="text">
      <style:text-properties fo:font-variant="small-caps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variant="small-caps" fo:font-weight="bold" style:font-weight-asian="bold" style:font-weight-complex="bold"/>
    </style:style>
    <style:style style:name="T67" style:family="text">
      <style:text-properties fo:font-variant="small-caps" fo:color="#808080" style:font-name="Liberation Sans" fo:font-size="13.3000001907349pt" fo:font-style="normal" fo:font-weight="bold" officeooo:rsid="01424dcb" style:font-name-asian="Tahoma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68" style:family="text">
      <style:text-properties officeooo:rsid="00e58a55"/>
    </style:style>
    <style:style style:name="T69" style:family="text">
      <style:text-properties officeooo:rsid="00e752bc"/>
    </style:style>
    <style:style style:name="T70" style:family="text">
      <style:text-properties officeooo:rsid="00e87ef7"/>
    </style:style>
    <style:style style:name="T71" style:family="text">
      <style:text-properties officeooo:rsid="00ed74ba"/>
    </style:style>
    <style:style style:name="T72" style:family="text">
      <style:text-properties officeooo:rsid="00ede917"/>
    </style:style>
    <style:style style:name="T73" style:family="text">
      <style:text-properties officeooo:rsid="00ef3976"/>
    </style:style>
    <style:style style:name="T74" style:family="text">
      <style:text-properties officeooo:rsid="00678f38"/>
    </style:style>
    <style:style style:name="T75" style:family="text">
      <style:text-properties officeooo:rsid="00bb1cf8"/>
    </style:style>
    <style:style style:name="T76" style:family="text">
      <style:text-properties officeooo:rsid="01424dcb"/>
    </style:style>
    <style:style style:name="T77" style:family="text">
      <style:text-properties officeooo:rsid="00b3b7f6"/>
    </style:style>
    <style:style style:name="T78" style:family="text">
      <style:text-properties officeooo:rsid="0144baf4"/>
    </style:style>
    <style:style style:name="T79" style:family="text">
      <style:text-properties officeooo:rsid="014b4d27"/>
    </style:style>
    <style:style style:name="T80" style:family="text">
      <style:text-properties officeooo:rsid="005eab71"/>
    </style:style>
    <style:style style:name="T81" style:family="text">
      <style:text-properties officeooo:rsid="015cb931"/>
    </style:style>
    <style:style style:name="T82" style:family="text">
      <style:text-properties officeooo:rsid="015da947"/>
    </style:style>
    <style:style style:name="T83" style:family="text">
      <style:text-properties officeooo:rsid="015300a8"/>
    </style:style>
    <style:style style:name="T84" style:family="text">
      <style:text-properties officeooo:rsid="016bfd1e"/>
    </style:style>
    <style:style style:name="T85" style:family="text">
      <style:text-properties officeooo:rsid="0173f5ac"/>
    </style:style>
    <style:style style:name="T86" style:family="text">
      <style:text-properties officeooo:rsid="01471d71"/>
    </style:style>
    <style:style style:name="T87" style:family="text">
      <style:text-properties officeooo:rsid="01a20770"/>
    </style:style>
    <style:style style:name="T88" style:family="text">
      <style:text-properties officeooo:rsid="010a4d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Warsztaty 8 godz.</text:h>
      <text:p text:style-name="P8"><text:span text:style-name="T26">Mów mi Python!</text:span><text:span text:style-name="T86"> – czyli </text:span><text:span text:style-name="T35">p</text:span><text:span text:style-name="T29">rogramowani</text:span><text:span text:style-name="T36">e</text:span><text:span text:style-name="T29"> </text:span><text:span text:style-name="T37">w języku Python</text:span><text:span text:style-name="T2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2">http://www.ceo.org.pl/pl/koduj</text:span></text:a><text:span text:style-name="T2">.</text:span></text:p>
      <text:p text:style-name="P5"/>
      <text:h text:style-name="Heading_20_3" text:outline-level="3">Dla kogo, <text:span text:style-name="T3">czyli co musi wiedzieć uczestnik</text:span></text:h>
      <text:p text:style-name="P7">Dla nauczycieli, którzy brali udział w pierwszej edycji programu „Koduj z klasą”.</text:p>
      <text:p text:style-name="P6"/>
      <text:h text:style-name="P35" text:outline-level="3"><text:span text:style-name="T87">Cele,</text:span> treści i metody</text:h>
      <text:p text:style-name="P29"><text:span text:style-name="T87">Cele projektu, spis wszystkich materiałów oraz zalecane metody ich realizacji dostępne są w dokumencie </text:span><text:a xlink:type="simple" xlink:href="https://github.com/koduj-z-klasa/python101/blob/master/docs/warsztaty/python_cele_materialy_metody.pdf" text:style-name="Internet_20_link" text:visited-style-name="Visited_20_Internet_20_Link"><text:span text:style-name="T20">Cele, materiały i metody</text:span></text:a><text:span text:style-name="T88">. Umieszczono tam również listę oprogramowania wymaganego do realizacji wszystkich materiałów. </text:span><text:span text:style-name="T40">Podstawą szkoleń jest </text:span><text:a xlink:type="simple" xlink:href="http://python101.readthedocs.org/" text:style-name="Internet_20_link" text:visited-style-name="Visited_20_Internet_20_Link"><text:span text:style-name="T23">wersja HTML</text:span></text:a><text:span text:style-name="T83">. Wersje źródłowe dostępne są w repozytorium </text:span><text:a xlink:type="simple" xlink:href="https://github.com/koduj-z-klasa/python101" text:style-name="Internet_20_link" text:visited-style-name="Visited_20_Internet_20_Link"><text:span text:style-name="T15">Python101</text:span></text:a><text:span text:style-name="T83">.</text:span></text:p>
      <text:h text:style-name="P36" text:outline-level="3">Materiał zajęć</text:h>
      <text:h text:style-name="Heading_20_4" text:outline-level="4"><text:span text:style-name="T67">Toto lotek</text:span><text:span text:style-name="T65"> </text:span></text:h>
      <text:p text:style-name="P22"><text:span text:style-name="T30">Czas realizacji</text:span><text:span text:style-name="T54">: <text:s/>2 * 45 min.</text:span></text:p>
      <text:p text:style-name="P9"><text:span text:style-name="T30">Metody</text:span><text:span text:style-name="T54">: kodowanie programu w edytorze od podstaw, wprowadzanie elementów języka w konsoli interpretera, ćwiczenia samodzielne w zależności od poziomu grupy.</text:span></text:p>
      <text:p text:style-name="P9"><text:span text:style-name="T34">Programy, m</text:span><text:span text:style-name="T30">ateriały </text:span><text:span text:style-name="T33">i środki</text:span><text:span text:style-name="T54">: Python 2.7.x, edytor kodu, terminal, zalecany system Linux live </text:span><text:span text:style-name="T5">LxPupTahr</text:span><text:span text:style-name="T54">, wersja HTML scenariusza </text:span><text:span text:style-name="T21">Duży Lotek, punkty </text:span><text:span text:style-name="T22">1</text:span><text:span text:style-name="T21">.</text:span><text:span text:style-name="T22">2</text:span><text:span text:style-name="T21">.</text:span><text:span text:style-name="T22">6</text:span><text:span text:style-name="T21"> – </text:span><text:span text:style-name="T22">1</text:span><text:span text:style-name="T21">.</text:span><text:span text:style-name="T22">2</text:span><text:span text:style-name="T21">.1</text:span><text:span text:style-name="T22">4</text:span><text:span text:style-name="T54">, kod pełnego programu oraz ewentualne wersje pośrednie. Projektor, dostęp do internetu nie jest konieczny.</text:span></text:p>
      <text:p text:style-name="P9"><text:span text:style-name="T31">Realizacja</text:span><text:span text:style-name="T54">: </text:span></text:p>
      <text:p text:style-name="P19"><text:span text:style-name="T81">Jako punkt wyjścia prosimy każdego o skopiowanie i uruchomienie </text:span><text:span text:style-name="T14">Małego Lotka</text:span><text:span text:style-name="T81">. Przypominamy podstawy programowania w Pythonie (zmienna, pobieranie i wyprowadzanie danych, instrukcja warunkowa). Następnie omawiamy założenia aplikacji </text:span><text:span text:style-name="T13">Duży lotek</text:span><text:span text:style-name="T61">: losowanie i zgadywanie wielu liczb i rozpoczynamy wspólne kodowanie wg materiału. W zależności od poziomu grupy dbamy o mniej lub bardziej samodzielne wykonywanie przewidzianych w materiale ćwiczeń.</text:span></text:p>
      <text:p text:style-name="P20">Po ukończeniu można urządzić mini-konkurs, <text:span text:style-name="T81">np. zgadnij 5 wylosowanych z 20 liczb.</text:span></text:p>
      <text:p text:style-name="P11">Budując program <text:span text:style-name="T39">można</text:span> reżyserować błędy <text:span text:style-name="T64">składniowe</text:span> <text:span text:style-name="T60">i logiczne, aby u</text:span>czestnicy <text:span text:style-name="T82">uczyli</text:span> się je dostrzegać i usuwać. Np.: <text:s/>próba użycia liczby pobranej od użytkownika bez przekształcenia jej na typ całkowity, niewłaściwe wcięcia, brak inkrementacji zmiennej iteracyjnej (nieskończona pętla), itp. <text:span text:style-name="T80">Uczymy dobrych praktyk programowania: przejrzystość kodu (odstępy) i komentarze.</text:span></text:p>
      <text:h text:style-name="P33" text:outline-level="4"><text:soft-page-break/>Wykresy w Pythonie</text:h>
      <text:p text:style-name="P23"><text:span text:style-name="T29">Czas realizacji</text:span>: 1 * <text:span text:style-name="T76">45</text:span> min.</text:p>
      <text:p text:style-name="P13"><text:span text:style-name="T29">Metody</text:span>: <text:span text:style-name="T62">ćwiczenia w konsoli Pythona, wspólnie tworzenie i rozwijanie skryptów generujących wykresy, ćwiczenie samodzielne</text:span></text:p>
      <text:p text:style-name="P12"><text:span text:style-name="T34">Programy, m</text:span><text:span text:style-name="T30">ateriały </text:span><text:span text:style-name="T33">i środki</text:span><text:span text:style-name="T54">:</text:span> <text:span text:style-name="T54">Python 2.7.x, biblioteka </text:span><text:span text:style-name="T5">Matplotlib</text:span><text:span text:style-name="T54">, edytor kodu, terminal, zalecany system Linux live </text:span><text:span text:style-name="T5">LxPupTahr</text:span><text:span text:style-name="T54">, wersja HTML scenariusza </text:span><text:span text:style-name="T21">Python kreśli</text:span><text:span text:style-name="T54">. Projektor, dostęp do internetu nie jest konieczny.</text:span></text:p>
      <text:p text:style-name="P10"><text:span text:style-name="T38">Realizacja</text:span><text:span text:style-name="T77">: Zaczynamy od prostego przykładu w konsoli Pythona, z której cały czas korzystamy. Stopniowo kodujemy przykłady wykorzystując je do praktycznego (!) wprowadzenia </text:span><text:span text:style-name="T12">wyrażeń listowych</text:span><text:span text:style-name="T75"> zastępujących pętle </text:span><text:span text:style-name="T12">for</text:span><text:span text:style-name="T75">. Pokazujemy również mechanizmy związane z indeksowaniem list, m. in. notację wycinkową (ang. </text:span><text:span text:style-name="T7">slice</text:span><text:span text:style-name="T63">). Wyjaśniamy i ćwiczymy w interpreterze charakterystyczne dla Pythona konstrukcje. Jeżeli wystarczy czasu, zachęcamy do samodzielnego sporządzenia wykresu funkcji kwadratowej bądź innej.</text:span></text:p>
      <text:h text:style-name="Heading_20_4" text:outline-level="4"><text:span text:style-name="T66">Gra robotów</text:span> (Robot Game)</text:h>
      <text:p text:style-name="P24"><text:span text:style-name="T29">Czas realizacji</text:span>: <text:span text:style-name="T78">3 * 45 min. </text:span></text:p>
      <text:p text:style-name="P14"><text:span text:style-name="T32">Metody</text:span><text:span text:style-name="T55">: omówienie zasad gry, pokaz rozgrywki między przykładowymi robotami, kodowanie klasy robota z wykorzystaniem "klocków" (gotowego kodu), uruchamianie kolejnych walk.</text:span></text:p>
      <text:p text:style-name="P26"><text:span text:style-name="T34">Programy, m</text:span><text:span text:style-name="T30">ateriały </text:span><text:span text:style-name="T33">i środki</text:span><text:span text:style-name="T54">: Python 2.7.x, biblioteka </text:span><text:span text:style-name="T5">rgkit</text:span><text:span text:style-name="T54">, przykładowe roboty z repozytorium </text:span><text:span text:style-name="T5">robotgame-bots</text:span><text:span text:style-name="T54"> oraz skrypt </text:span><text:span text:style-name="T5">rgsimulator</text:span><text:span text:style-name="T54">, edytor kodu, terminal, zalecany system Linux live </text:span><text:span text:style-name="T5">LxPupTahr</text:span><text:span text:style-name="T54">, wersja HTML scenariusza </text:span><text:span text:style-name="T21">Gra robotów</text:span>, końcowy kod przykładowego robota <text:span text:style-name="T68">w wersji A i B</text:span>, koniecznie <text:span text:style-name="T68">(!)</text:span> kody <text:span text:style-name="T69">wersji </text:span>pośredni<text:span text:style-name="T69">ch</text:span>. <text:span text:style-name="T70">Projektor, dostęp do internetu lub scenariusz offline w wersji HTML dla każdego uczestnika.</text:span></text:p>
      <text:p text:style-name="P17"><text:span text:style-name="T29">Realizacja</text:span>: <text:span text:style-name="T59">Na początku omawiamy </text:span><text:a xlink:type="simple" xlink:href="http://python101.readthedocs.org/pl/latest/rg/zasady.html" text:style-name="Internet_20_link" text:visited-style-name="Visited_20_Internet_20_Link"><text:span text:style-name="T59">przygotowanie środowiska testowego</text:span></text:a><text:span text:style-name="T59">, czyli użycie </text:span><text:span text:style-name="T11">virtualenv</text:span><text:span text:style-name="T74">, instalację biblioteki </text:span><text:span text:style-name="T11">rgkit,</text:span><text:span text:style-name="T74"> </text:span><text:span text:style-name="T11">rgbots</text:span><text:span text:style-name="T45"> </text:span><text:span text:style-name="T42">i </text:span><text:span text:style-name="T6">rgsimulator</text:span><text:span text:style-name="T74">, polecenie </text:span><text:span text:style-name="T11">rgrun</text:span><text:span text:style-name="T6">.</text:span><text:span text:style-name="T42"> </text:span><text:span text:style-name="T43">Uwaga: jeżeli korzystać będziemy z systemu </text:span><text:span text:style-name="T8">LxPupTahr</text:span><text:span text:style-name="T43">, </text:span><text:span text:style-name="T44">w katalogu </text:span><text:span text:style-name="T9">~/robot</text:span><text:span text:style-name="T44"> mamy kompletne wirtualne środowisko pracy.</text:span></text:p>
      <text:p text:style-name="P16">Podstawą jest <text:span text:style-name="T58">zrozumienie</text:span> reguł. <text:span text:style-name="T71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10">Klocki 1</text:span></text:a><text:span text:style-name="T71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71">amy "prawdziwe"</text:span> walk<text:span text:style-name="T71">i, w tym z robotami open source (np. </text:span><text:span text:style-name="T10">stupid26.py</text:span><text:span text:style-name="T71">)</text:span>.</text:p>
      <text:p text:style-name="P18"><text:span text:style-name="T72">Dalej</text:span> <text:span text:style-name="T72">rozwijamy </text:span>strategi<text:span text:style-name="T72">ę działania robota w oparciu o funkcje – </text:span><text:a xlink:type="simple" xlink:href="http://python101.readthedocs.org/pl/latest/rg/klocki02a.html" text:style-name="Internet_20_link" text:visited-style-name="Visited_20_Internet_20_Link"><text:span text:style-name="T72">Klocki 2A</text:span></text:a><text:span text:style-name="T72"> i/lub zbiory – </text:span><text:a xlink:type="simple" xlink:href="http://python101.readthedocs.org/pl/latest/rg/klocki02b.html" text:style-name="Internet_20_link" text:visited-style-name="Visited_20_Internet_20_Link"><text:span text:style-name="T72">Klocki 2B</text:span></text:a><text:span text:style-name="T72">. W zależności od poziomu grupy można przećwiczyć: tylko wersję A, A następnie B, A i B równolegle z porównywaniem kodu. W grupach zaawansowanych warto pokazać klocki z zestawu B i omówić działanie </text:span><text:span text:style-name="T16">wyrażeń zbiorów</text:span><text:span text:style-name="T72"> </text:span><text:span text:style-name="T16">i funkcji lambda</text:span><text:span text:style-name="T72">.</text:span></text:p>
      <text:p text:style-name="P27"><text:soft-page-break/><text:span text:style-name="T73">Wprowadzając kolejne zasady, wyjaśniamy</text:span> odwołania do API<text:span text:style-name="T56"> </text:span>biblioteki <text:span text:style-name="T4">rg</text:span> w dodawanych "klockach". <text:span text:style-name="T57">Kolejne wersje robota zapisujemy w osobnych plikach, aby można je było konfrontować ze sobą.</text:span></text:p>
      <text:p text:style-name="P21">Zachęcamy uczestników do analizy kodu i zachowań robotów: co nam dało wprowadzenie danej zasady? jak można zmienić kolejność ich stosowania w kodzie? jak zachowują się roboty open source? jak można ulepszyć działanie robota?</text:p>
      <text:h text:style-name="P34" text:outline-level="4">Bazy danych w Pythonie</text:h>
      <text:p text:style-name="P25"><text:span text:style-name="T29">Czas realizacji</text:span>: <text:span text:style-name="T84">2*45 min.</text:span></text:p>
      <text:p text:style-name="P15"><text:span text:style-name="T32">Metody</text:span><text:span text:style-name="T55">: równoległe kodowanie dwóch skryptów w edytorze, uruchamianie i testowanie wersji pośrednich, ćwiczenia z użyciem </text:span><text:span text:style-name="T19">interpretera Sqlite</text:span><text:span text:style-name="T55">.</text:span></text:p>
      <text:p text:style-name="P28"><text:span text:style-name="T34">Programy, m</text:span><text:span text:style-name="T30">ateriały </text:span><text:span text:style-name="T33">i środki</text:span><text:span text:style-name="T54">: Python 2.7.x, biblioteka </text:span><text:a xlink:type="simple" xlink:href="https://docs.python.org/2/library/sqlite3.html" text:style-name="Internet_20_link" text:visited-style-name="Visited_20_Internet_20_Link">sqlite3 DB-API</text:a> <text:span text:style-name="T79">oraz framework</text:span> <text:a xlink:type="simple" xlink:href="http://peewee.readthedocs.org/en/latest/index.html" text:style-name="Internet_20_link" text:visited-style-name="Visited_20_Internet_20_Link">Peewee</text:a><text:span text:style-name="T54">, edytor kodu, terminal, zalecany system Linux live </text:span><text:span text:style-name="T5">LxPupTahr</text:span><text:span text:style-name="T54">, wersja HTML scenariusza </text:span><text:span text:style-name="T24">SQL v. ORM</text:span><text:span text:style-name="T27"> </text:span><text:span text:style-name="T28">oraz </text:span><text:span text:style-name="T25">Interpreter Sqlite</text:span><text:span text:style-name="T54">, kody pełnych wersji obu skryptów. Projektor, dostęp do internetu lub scenariusz offline w wersji HTML dla każdego uczestnika.</text:span></text:p>
      <text:p text:style-name="P31"><text:span text:style-name="T29">Realizacja</text:span>: <text:span text:style-name="T85">Na początku pokazujemy przydatność poznawanych zagadnień: wszechobecność baz danych w projektowaniu aplikacji desktopowych i internetowych (tu odesłanie do materiałów prezentujących Flask i Django)</text:span><text:span text:style-name="T46">; </text:span><text:span text:style-name="T47">obsługa bazy i podstawy języka SQL to treści nauczania informatyki w szkole ponadgimnazjalnej; </text:span><text:span text:style-name="T46">zadani</text:span><text:span text:style-name="T47">a</text:span><text:span text:style-name="T46"> maturalne </text:span><text:span text:style-name="T47">wymagają umiejętności projektowania i obsługi baz danych</text:span><text:span text:style-name="T46">.</text:span></text:p>
      <text:p text:style-name="P32"><text:span text:style-name="T41">Na podstawie materiału równolegle budujemy oba skrypty </text:span><text:span text:style-name="T51">metodą kopiuj-wklej. W</text:span><text:span text:style-name="T41">yjaśnia</text:span><text:span text:style-name="T51">my</text:span><text:span text:style-name="T41"> podstawy składni SQL-a, </text:span><text:span text:style-name="T48">z drugiej </text:span><text:span text:style-name="T41">eksponując założenia i korzystanie z systemów ORM. </text:span><text:span text:style-name="T48">Pokazujemy</text:span><text:span text:style-name="T41">, </text:span><text:span text:style-name="T48">jak ORM-y</text:span><text:span text:style-name="T41"> skracają i usprawniają wykonywanie operacji CRUD </text:span><text:span text:style-name="T48">oraz wpisują się w paradygmat projektowania obiektowego</text:span><text:span text:style-name="T41">. </text:span><text:span text:style-name="T48">Uwaga: ORM-y nie zastępują znajomości SQL-a, zwłaszcza w zastosowaniach profesjonalnych, mają również swoje wady, np. narzuty </text:span><text:span text:style-name="T49">w </text:span><text:span text:style-name="T48">wydajności.</text:span></text:p>
      <text:p text:style-name="P32"><text:span text:style-name="T17">Interpreter </text:span><text:span text:style-name="T18">S</text:span><text:span text:style-name="T17">qlite</text:span><text:span text:style-name="T52"> wykorzystujemy do pokazania struktury utworzonych tabel (polecenia </text:span><text:span text:style-name="T17">.table</text:span><text:span text:style-name="T52">, </text:span><text:span text:style-name="T17">.schema</text:span><text:span text:style-name="T52">), później </text:span><text:span text:style-name="T53">można (warto) przećwiczyć</text:span><text:span text:style-name="T52"> </text:span><text:span text:style-name="T53">w nim </text:span><text:span text:style-name="T52">polece</text:span><text:span text:style-name="T53">nia</text:span><text:span text:style-name="T52"> CRUD </text:span><text:span text:style-name="T50">w SQL-u.</text:span><text:span text:style-name="T4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157e5d3" officeooo:paragraph-rsid="0157e5d3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MP4">(pś, 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17T12:16:24.399053465</dc:date>
    <meta:editing-duration>PT15H11M29S</meta:editing-duration>
    <meta:editing-cycles>360</meta:editing-cycles>
    <meta:generator>LibreOffice/4.4.3.2$Linux_X86_64 LibreOffice_project/40m0$Build-2</meta:generator>
    <meta:document-statistic meta:table-count="1" meta:image-count="0" meta:object-count="0" meta:page-count="3" meta:paragraph-count="39" meta:word-count="867" meta:character-count="6582" meta:non-whitespace-character-count="5743"/>
  </office:meta>
</office:document-meta>
</file>